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acar los n primeros caracteres de una cadena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"Hola" = "Hola que tal" (n = 4)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26:56Z</dc:date>
    <meta:editing-cycles>5</meta:editing-cycles>
    <meta:editing-duration>PT3599S</meta:editing-duration>
  </office:meta>
</office:document-meta>
</file>